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3" style:family="table">
      <style:table-properties style:width="3.6875in" fo:margin-left="-0.0007in" fo:margin-top="0in" fo:margin-bottom="0in" table:align="left" style:may-break-between-rows="false" style:writing-mode="lr-tb"/>
    </style:style>
    <style:style style:name="Table3.A" style:family="table-column">
      <style:table-column-properties style:column-width="3.6875in"/>
    </style:style>
    <style:style style:name="Table3.1" style:family="table-row">
      <style:table-row-properties style:min-row-height="1.1667in" fo:keep-together="auto"/>
    </style:style>
    <style:style style:name="Table3.A1" style:family="table-cell">
      <style:table-cell-properties fo:padding="0.0694in" fo:border="1pt solid #980000"/>
    </style:style>
    <style:style style:name="Table2" style:family="table">
      <style:table-properties style:width="3.6875in" fo:margin-left="-0.0007in" fo:margin-top="0in" fo:margin-bottom="0.0201in" fo:break-before="auto" fo:break-after="auto"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officeooo:paragraph-rsid="002c7c36"/>
    </style:style>
    <style:style style:name="P4" style:family="paragraph" style:parent-style-name="Exalted">
      <style:text-properties fo:language="en" fo:country="US" officeooo:rsid="002ec313" officeooo:paragraph-rsid="002ec313"/>
    </style:style>
    <style:style style:name="P5" style:family="paragraph" style:parent-style-name="Exalted">
      <style:text-properties fo:language="en" fo:country="US" officeooo:rsid="0055df8d" officeooo:paragraph-rsid="0055df8d"/>
    </style:style>
    <style:style style:name="P6" style:family="paragraph" style:parent-style-name="Exalted">
      <style:text-properties officeooo:rsid="002ec313" officeooo:paragraph-rsid="002f8e62"/>
    </style:style>
    <style:style style:name="P7" style:family="paragraph" style:parent-style-name="Exalted">
      <style:text-properties style:use-window-font-color="true" loext:opacity="0%" style:font-name="Times New Roman" fo:font-size="10pt" fo:font-style="normal" officeooo:rsid="003240f3" officeooo:paragraph-rsid="003240f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8" style:family="paragraph" style:parent-style-name="Exalted">
      <style:paragraph-properties fo:text-align="start" style:justify-single-word="false"/>
      <style:text-properties style:use-window-font-color="true" loext:opacity="0%" style:font-name="Times New Roman" fo:font-size="10pt" fo:font-style="normal" officeooo:rsid="003240f3" officeooo:paragraph-rsid="003240f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9" style:family="paragraph" style:parent-style-name="Exalted">
      <style:text-properties style:use-window-font-color="true" loext:opacity="0%" style:font-name="Times New Roman" fo:font-size="10pt" fo:font-style="normal" fo:font-weight="normal" officeooo:rsid="003240f3" officeooo:paragraph-rsid="003240f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0" style:family="paragraph" style:parent-style-name="Exalted">
      <style:text-properties style:use-window-font-color="true" loext:opacity="0%" style:font-name="Times New Roman" fo:font-size="10pt" officeooo:rsid="00332c9e" officeooo:paragraph-rsid="00332c9e"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Exalted">
      <style:text-properties style:use-window-font-color="true" loext:opacity="0%" style:font-name="Times New Roman" fo:font-size="10pt" officeooo:rsid="0033d806" officeooo:paragraph-rsid="0033d806" style:letter-kerning="false" style:font-name-asian="Spectral1" style:font-size-asian="10pt" style:language-asian="zh" style:country-asian="CN" style:font-name-complex="Spectral1" style:font-size-complex="10pt" style:language-complex="hi" style:country-complex="IN"/>
    </style:style>
    <style:style style:name="P12" style:family="paragraph" style:parent-style-name="Exalted">
      <style:text-properties style:use-window-font-color="true" loext:opacity="0%" style:font-name="Times New Roman" fo:font-size="10pt" fo:font-weight="normal" officeooo:rsid="004ef10c" officeooo:paragraph-rsid="004ef10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3" style:family="paragraph" style:parent-style-name="Exalted">
      <style:text-properties style:use-window-font-color="true" loext:opacity="0%" style:font-name="Times New Roman" fo:font-size="10pt" fo:font-weight="normal" officeooo:rsid="003e4695" officeooo:paragraph-rsid="003e469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4" style:family="paragraph" style:parent-style-name="Exalted">
      <style:text-properties style:use-window-font-color="true" loext:opacity="0%" style:font-name="Times New Roman" fo:font-size="10pt" fo:font-weight="normal" officeooo:rsid="007e2225" officeooo:paragraph-rsid="007e222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5" style:family="paragraph" style:parent-style-name="Exalted">
      <style:text-properties style:use-window-font-color="true" loext:opacity="0%" style:font-name="Times New Roman" fo:font-size="10pt" fo:font-weight="normal" officeooo:rsid="007e2c13" officeooo:paragraph-rsid="007fe0c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6" style:family="paragraph" style:parent-style-name="Exalted">
      <style:text-properties style:use-window-font-color="true" loext:opacity="0%" style:font-name="Times New Roman" fo:font-size="10pt" fo:font-weight="normal" officeooo:rsid="00881a54" officeooo:paragraph-rsid="00881a5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7" style:family="paragraph" style:parent-style-name="Exalted">
      <style:text-properties style:use-window-font-color="true" loext:opacity="0%" style:font-name="Times New Roman" fo:font-size="10pt" fo:font-weight="normal" officeooo:rsid="008ce082" officeooo:paragraph-rsid="008ce0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8" style:family="paragraph" style:parent-style-name="Exalted">
      <style:text-properties style:use-window-font-color="true" loext:opacity="0%" style:font-name="Times New Roman" fo:font-size="10pt" fo:font-weight="normal" officeooo:rsid="009651c3" officeooo:paragraph-rsid="009651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9" style:family="paragraph" style:parent-style-name="Exalted">
      <style:text-properties style:use-window-font-color="true" loext:opacity="0%" style:font-name="Times New Roman" fo:font-size="10pt" fo:font-weight="normal" officeooo:rsid="009651c3" officeooo:paragraph-rsid="00a9466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0" style:family="paragraph" style:parent-style-name="Exalted">
      <style:text-properties style:use-window-font-color="true" loext:opacity="0%" style:font-name="Times New Roman" fo:font-size="10pt" fo:font-weight="normal" officeooo:rsid="009c3380" officeooo:paragraph-rsid="009c338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1" style:family="paragraph" style:parent-style-name="Exalted">
      <style:text-properties style:use-window-font-color="true" loext:opacity="0%" style:font-name="Times New Roman" fo:font-size="10pt" fo:font-weight="normal" officeooo:rsid="00aae4c8" officeooo:paragraph-rsid="00aae4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2" style:family="paragraph" style:parent-style-name="Exalted">
      <style:text-properties style:use-window-font-color="true" loext:opacity="0%" style:font-name="Times New Roman" fo:font-size="10pt" fo:font-weight="normal" officeooo:rsid="00999254" officeooo:paragraph-rsid="0099925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3" style:family="paragraph" style:parent-style-name="Exalted">
      <style:text-properties style:use-window-font-color="true" loext:opacity="0%" style:font-name="Times New Roman" fo:font-size="10pt" fo:font-weight="normal" officeooo:rsid="00c33b82" officeooo:paragraph-rsid="00c33b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4" style:family="paragraph" style:parent-style-name="Exalted">
      <style:text-properties style:use-window-font-color="true" loext:opacity="0%" style:font-name="Times New Roman" fo:font-size="10pt" fo:font-weight="bold" officeooo:rsid="007b134e" officeooo:paragraph-rsid="0099925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5" style:family="paragraph" style:parent-style-name="Exalted">
      <style:text-properties style:use-window-font-color="true" loext:opacity="0%" style:font-name="Times New Roman" fo:font-size="10pt" fo:font-weight="bold" officeooo:rsid="009acd9d" officeooo:paragraph-rsid="009acd9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6" style:family="paragraph" style:parent-style-name="Exalted">
      <style:text-properties style:use-window-font-color="true" loext:opacity="0%" style:font-name="Times New Roman" fo:font-size="10pt" fo:font-weight="bold" officeooo:rsid="009acd9d" officeooo:paragraph-rsid="009ec81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7" style:family="paragraph" style:parent-style-name="Exalted">
      <style:text-properties style:use-window-font-color="true" loext:opacity="0%" style:font-name="Times New Roman" fo:font-size="10pt" fo:font-weight="bold" officeooo:rsid="009acd9d" officeooo:paragraph-rsid="00a1a3c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8" style:family="paragraph" style:parent-style-name="Exalted">
      <style:text-properties officeooo:rsid="0032dec3" officeooo:paragraph-rsid="0032dec3"/>
    </style:style>
    <style:style style:name="P29" style:family="paragraph" style:parent-style-name="Heading_20_4">
      <style:text-properties officeooo:rsid="0032dec3" officeooo:paragraph-rsid="0032dec3"/>
    </style:style>
    <style:style style:name="P30" style:family="paragraph" style:parent-style-name="Exalted">
      <style:text-properties officeooo:rsid="00332c9e" officeooo:paragraph-rsid="00332c9e"/>
    </style:style>
    <style:style style:name="P31" style:family="paragraph" style:parent-style-name="Exalted">
      <style:text-properties officeooo:rsid="0033d806" officeooo:paragraph-rsid="0033d806"/>
    </style:style>
    <style:style style:name="P32" style:family="paragraph" style:parent-style-name="Heading_20_4">
      <style:text-properties officeooo:rsid="0033d806" officeooo:paragraph-rsid="0033d806"/>
    </style:style>
    <style:style style:name="P33" style:family="paragraph" style:parent-style-name="Exalted">
      <style:text-properties officeooo:paragraph-rsid="0034e3cf"/>
    </style:style>
    <style:style style:name="P34" style:family="paragraph" style:parent-style-name="Exalted">
      <style:text-properties fo:font-weight="bold" officeooo:rsid="0034e3cf" officeooo:paragraph-rsid="0034e3cf" style:font-weight-asian="bold" style:font-weight-complex="bold"/>
    </style:style>
    <style:style style:name="P35" style:family="paragraph" style:parent-style-name="Exalted">
      <style:text-properties fo:font-weight="bold" officeooo:rsid="00422312" officeooo:paragraph-rsid="00463483" style:font-weight-asian="bold" style:font-weight-complex="bold"/>
    </style:style>
    <style:style style:name="P36" style:family="paragraph" style:parent-style-name="Exalted">
      <style:text-properties fo:font-weight="bold" style:font-weight-asian="bold" style:font-weight-complex="bold"/>
    </style:style>
    <style:style style:name="P37" style:family="paragraph" style:parent-style-name="Exalted">
      <style:text-properties fo:font-weight="bold" officeooo:rsid="00577c57" officeooo:paragraph-rsid="00577c57" style:font-weight-asian="bold" style:font-weight-complex="bold"/>
    </style:style>
    <style:style style:name="P38" style:family="paragraph" style:parent-style-name="Exalted">
      <style:text-properties fo:font-weight="bold" officeooo:rsid="00577c57" officeooo:paragraph-rsid="005d98bb" style:font-weight-asian="bold" style:font-weight-complex="bold"/>
    </style:style>
    <style:style style:name="P39" style:family="paragraph" style:parent-style-name="Exalted">
      <style:text-properties fo:font-weight="bold" officeooo:rsid="005946ab" officeooo:paragraph-rsid="005946ab" style:font-weight-asian="bold" style:font-weight-complex="bold"/>
    </style:style>
    <style:style style:name="P40" style:family="paragraph" style:parent-style-name="Exalted">
      <style:text-properties fo:font-weight="bold" officeooo:rsid="006b81c7" officeooo:paragraph-rsid="006b81c7" style:font-weight-asian="bold" style:font-weight-complex="bold"/>
    </style:style>
    <style:style style:name="P41" style:family="paragraph" style:parent-style-name="Exalted">
      <style:text-properties fo:font-weight="bold" officeooo:rsid="00740129" officeooo:paragraph-rsid="00740129" style:font-weight-asian="bold" style:font-weight-complex="bold"/>
    </style:style>
    <style:style style:name="P42" style:family="paragraph" style:parent-style-name="Exalted">
      <style:text-properties fo:font-weight="bold" officeooo:rsid="007b134e" officeooo:paragraph-rsid="007b134e" style:font-weight-asian="bold" style:font-weight-complex="bold"/>
    </style:style>
    <style:style style:name="P43" style:family="paragraph" style:parent-style-name="Exalted">
      <style:text-properties fo:font-weight="bold" officeooo:rsid="007b134e" officeooo:paragraph-rsid="0081b9d1" style:font-weight-asian="bold" style:font-weight-complex="bold"/>
    </style:style>
    <style:style style:name="P44" style:family="paragraph" style:parent-style-name="Exalted">
      <style:text-properties fo:font-weight="bold" officeooo:rsid="007b134e" officeooo:paragraph-rsid="00898034" style:font-weight-asian="bold" style:font-weight-complex="bold"/>
    </style:style>
    <style:style style:name="P45" style:family="paragraph" style:parent-style-name="Exalted">
      <style:text-properties fo:font-weight="bold" officeooo:rsid="0081b9d1" officeooo:paragraph-rsid="0081b9d1" style:font-weight-asian="bold" style:font-weight-complex="bold"/>
    </style:style>
    <style:style style:name="P46" style:family="paragraph" style:parent-style-name="Exalted">
      <style:text-properties fo:font-weight="bold" officeooo:rsid="0084747b" officeooo:paragraph-rsid="0084747b" style:font-weight-asian="bold" style:font-weight-complex="bold"/>
    </style:style>
    <style:style style:name="P47" style:family="paragraph" style:parent-style-name="Exalted">
      <style:text-properties fo:font-weight="bold" officeooo:rsid="00a3c159" officeooo:paragraph-rsid="00a3c159" style:font-weight-asian="bold" style:font-weight-complex="bold"/>
    </style:style>
    <style:style style:name="P48" style:family="paragraph" style:parent-style-name="Exalted">
      <style:text-properties fo:font-weight="bold" officeooo:rsid="00a519c5" officeooo:paragraph-rsid="00a519c5" style:font-weight-asian="bold" style:font-weight-complex="bold"/>
    </style:style>
    <style:style style:name="P49" style:family="paragraph" style:parent-style-name="Exalted">
      <style:text-properties fo:font-weight="bold" officeooo:rsid="00ae91d4" officeooo:paragraph-rsid="00ae91d4" style:font-weight-asian="bold" style:font-weight-complex="bold"/>
    </style:style>
    <style:style style:name="P50" style:family="paragraph" style:parent-style-name="Exalted">
      <style:text-properties fo:font-weight="bold" officeooo:rsid="00b6d3aa" officeooo:paragraph-rsid="00b6d3aa" style:font-weight-asian="bold" style:font-weight-complex="bold"/>
    </style:style>
    <style:style style:name="P51" style:family="paragraph" style:parent-style-name="Exalted">
      <style:text-properties fo:font-weight="bold" officeooo:rsid="00c0fe80" officeooo:paragraph-rsid="00c2cb41" style:font-weight-asian="bold" style:font-weight-complex="bold"/>
    </style:style>
    <style:style style:name="P52" style:family="paragraph" style:parent-style-name="Exalted">
      <style:text-properties fo:font-weight="bold" officeooo:rsid="00c0fe80" officeooo:paragraph-rsid="00ca5c55" style:font-weight-asian="bold" style:font-weight-complex="bold"/>
    </style:style>
    <style:style style:name="P53" style:family="paragraph" style:parent-style-name="Exalted">
      <style:text-properties fo:font-weight="bold" officeooo:rsid="00c4ddbe" officeooo:paragraph-rsid="00c4ddbe" style:font-weight-asian="bold" style:font-weight-complex="bold"/>
    </style:style>
    <style:style style:name="P54" style:family="paragraph" style:parent-style-name="Exalted">
      <style:text-properties fo:font-weight="bold" officeooo:rsid="00ca5c55" officeooo:paragraph-rsid="00ca5c55" style:font-weight-asian="bold" style:font-weight-complex="bold"/>
    </style:style>
    <style:style style:name="P55" style:family="paragraph" style:parent-style-name="Exalted">
      <style:text-properties fo:font-weight="bold" officeooo:rsid="00b2a006" officeooo:paragraph-rsid="00b634c6" style:font-weight-asian="bold" style:font-weight-complex="bold"/>
    </style:style>
    <style:style style:name="P56" style:family="paragraph" style:parent-style-name="Exalted">
      <style:text-properties fo:font-weight="bold" officeooo:rsid="00d01d93" officeooo:paragraph-rsid="00d01d93" style:font-weight-asian="bold" style:font-weight-complex="bold"/>
    </style:style>
    <style:style style:name="P57" style:family="paragraph" style:parent-style-name="Exalted">
      <style:text-properties fo:font-weight="bold" officeooo:rsid="00d0ce81" officeooo:paragraph-rsid="00d0ce81" style:font-weight-asian="bold" style:font-weight-complex="bold"/>
    </style:style>
    <style:style style:name="P58" style:family="paragraph" style:parent-style-name="Exalted">
      <style:text-properties fo:font-weight="bold" officeooo:rsid="00d15f26" officeooo:paragraph-rsid="00d15f26" style:font-weight-asian="bold" style:font-weight-complex="bold"/>
    </style:style>
    <style:style style:name="P59" style:family="paragraph" style:parent-style-name="Exalted">
      <style:text-properties fo:font-weight="bold" officeooo:rsid="00d378db" officeooo:paragraph-rsid="00d4d2cd" style:font-weight-asian="bold" style:font-weight-complex="bold"/>
    </style:style>
    <style:style style:name="P60" style:family="paragraph" style:parent-style-name="Exalted">
      <style:text-properties fo:font-weight="bold" officeooo:rsid="00d4d2cd" officeooo:paragraph-rsid="00d4d2cd" style:font-weight-asian="bold" style:font-weight-complex="bold"/>
    </style:style>
    <style:style style:name="P61" style:family="paragraph" style:parent-style-name="Exalted">
      <style:text-properties fo:font-weight="bold" officeooo:rsid="005c55e1" officeooo:paragraph-rsid="00740129"/>
    </style:style>
    <style:style style:name="P62" style:family="paragraph" style:parent-style-name="Sidebar">
      <style:text-properties officeooo:paragraph-rsid="0030b4f5"/>
    </style:style>
    <style:style style:name="P63" style:family="paragraph" style:parent-style-name="Sidebar">
      <style:text-properties officeooo:rsid="003240f3" officeooo:paragraph-rsid="003240f3"/>
    </style:style>
    <style:style style:name="P64" style:family="paragraph" style:parent-style-name="Standard">
      <style:text-properties officeooo:paragraph-rsid="00347af4"/>
    </style:style>
    <style:style style:name="P65" style:family="paragraph" style:parent-style-name="Exalted">
      <style:text-properties fo:font-style="normal" officeooo:rsid="002ec313" officeooo:paragraph-rsid="0034e3cf" style:font-style-asian="normal" style:font-style-complex="normal"/>
    </style:style>
    <style:style style:name="P66" style:family="paragraph" style:parent-style-name="Standard">
      <style:text-properties fo:font-style="normal" officeooo:rsid="0030578a" officeooo:paragraph-rsid="0030b4f5" style:font-style-asian="normal" style:font-style-complex="normal"/>
    </style:style>
    <style:style style:name="P67" style:family="paragraph" style:parent-style-name="Exalted">
      <style:text-properties fo:font-weight="normal" officeooo:rsid="003aed89" officeooo:paragraph-rsid="003aed89" style:font-weight-asian="normal" style:font-weight-complex="normal"/>
    </style:style>
    <style:style style:name="P68" style:family="paragraph" style:parent-style-name="Exalted">
      <style:text-properties fo:font-weight="normal" officeooo:rsid="003e4695" officeooo:paragraph-rsid="003e4695" style:font-weight-asian="normal" style:font-weight-complex="normal"/>
    </style:style>
    <style:style style:name="P69" style:family="paragraph" style:parent-style-name="Exalted">
      <style:text-properties fo:font-weight="normal" officeooo:rsid="003e4695" officeooo:paragraph-rsid="00526987" style:font-weight-asian="normal" style:font-weight-complex="normal"/>
    </style:style>
    <style:style style:name="P70" style:family="paragraph" style:parent-style-name="Exalted">
      <style:text-properties fo:font-weight="normal" officeooo:rsid="007e2c13" officeooo:paragraph-rsid="007fe0cf" style:font-weight-asian="normal" style:font-weight-complex="normal"/>
    </style:style>
    <style:style style:name="P71" style:family="paragraph" style:parent-style-name="Exalted">
      <style:text-properties fo:font-weight="normal" officeooo:rsid="00740129" officeooo:paragraph-rsid="00740129" style:language-asian="zh" style:country-asian="CN" style:font-weight-asian="normal" style:language-complex="hi" style:country-complex="IN" style:font-weight-complex="normal"/>
    </style:style>
    <style:style style:name="P72" style:family="paragraph" style:parent-style-name="Exalted">
      <style:text-properties fo:font-weight="normal" officeooo:rsid="0084747b" officeooo:paragraph-rsid="0084747b" style:language-asian="zh" style:country-asian="CN" style:font-weight-asian="normal" style:language-complex="hi" style:country-complex="IN" style:font-weight-complex="normal"/>
    </style:style>
    <style:style style:name="P73" style:family="paragraph" style:parent-style-name="Exalted">
      <style:text-properties officeooo:paragraph-rsid="00463483"/>
    </style:style>
    <style:style style:name="P74" style:family="paragraph" style:parent-style-name="Exalted">
      <style:text-properties officeooo:paragraph-rsid="004ef10c"/>
    </style:style>
    <style:style style:name="P75" style:family="paragraph" style:parent-style-name="Sidebar">
      <style:text-properties officeooo:rsid="0040dfd6" officeooo:paragraph-rsid="0040dfd6"/>
    </style:style>
    <style:style style:name="P76" style:family="paragraph" style:parent-style-name="Sidebar">
      <style:text-properties officeooo:rsid="00422312" officeooo:paragraph-rsid="00422312"/>
    </style:style>
    <style:style style:name="P77" style:family="paragraph" style:parent-style-name="Sidebar">
      <style:text-properties officeooo:rsid="00441d12" officeooo:paragraph-rsid="00441d12"/>
    </style:style>
    <style:style style:name="P78"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03e4695" officeooo:paragraph-rsid="003e469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79" style:family="paragraph" style:parent-style-name="Standard">
      <style:text-properties officeooo:rsid="003e723b" officeooo:paragraph-rsid="00653863"/>
    </style:style>
    <style:style style:name="P80" style:family="paragraph" style:parent-style-name="Sidebar">
      <style:text-properties officeooo:rsid="0047d50e" officeooo:paragraph-rsid="00784acf"/>
    </style:style>
    <style:style style:name="P81" style:family="paragraph" style:parent-style-name="Exalted">
      <style:text-properties officeooo:paragraph-rsid="0084747b"/>
    </style:style>
    <style:style style:name="P82" style:family="paragraph" style:parent-style-name="Exalted">
      <style:text-properties officeooo:paragraph-rsid="00b6d3aa"/>
    </style:style>
    <style:style style:name="P83" style:family="paragraph" style:parent-style-name="Greater_20_Charm">
      <style:paragraph-properties fo:break-before="page"/>
      <style:text-properties fo:color="#111111" loext:opacity="100%" style:font-name="Goudy Old Style" fo:font-size="18pt" fo:language="en" fo:country="none" style:text-underline-style="none" fo:font-weight="bold" officeooo:rsid="00794887" officeooo:paragraph-rsid="00794887" style:letter-kerning="false" style:font-name-asian="Modern Antiqua1" style:font-size-asian="18pt" style:language-asian="zh" style:country-asian="CN" style:font-name-complex="Modern Antiqua1" style:font-size-complex="18pt" style:language-complex="hi" style:country-complex="IN"/>
    </style:style>
    <style:style style:name="P84" style:family="paragraph" style:parent-style-name="Greater_20_Charm">
      <style:paragraph-properties fo:break-before="column"/>
      <style:text-properties fo:language="en" fo:country="none" officeooo:paragraph-rsid="00d01d93" style:language-asian="zh" style:country-asian="CN" style:language-complex="hi" style:country-complex="IN"/>
    </style:style>
    <style:style style:name="P85" style:family="paragraph" style:parent-style-name="Exalted">
      <style:text-properties fo:font-weight="bold" officeooo:rsid="00d4d2cd" officeooo:paragraph-rsid="00d4d2cd" style:font-weight-asian="bold" style:font-weight-complex="bold"/>
    </style:style>
    <style:style style:name="P86" style:family="paragraph" style:parent-style-name="Exalted">
      <style:text-properties fo:font-weight="bold" officeooo:rsid="00d7545e" officeooo:paragraph-rsid="00d7545e" style:font-weight-asian="bold" style:font-weight-complex="bold"/>
    </style:style>
    <style:style style:name="P87" style:family="paragraph" style:parent-style-name="Exalted">
      <style:text-properties fo:font-weight="bold" officeooo:rsid="00d7545e" officeooo:paragraph-rsid="00da7c1c" style:font-weight-asian="bold" style:font-weight-complex="bold"/>
    </style:style>
    <style:style style:name="P88" style:family="paragraph" style:parent-style-name="Exalted">
      <style:text-properties fo:font-weight="bold" officeooo:rsid="00d78491" officeooo:paragraph-rsid="00d78491" style:font-weight-asian="bold" style:font-weight-complex="bold"/>
    </style:style>
    <style:style style:name="P89" style:family="paragraph" style:parent-style-name="Exalted">
      <style:text-properties fo:font-weight="bold" officeooo:rsid="00d78491" officeooo:paragraph-rsid="00d866b3" style:font-weight-asian="bold" style:font-weight-complex="bold"/>
    </style:style>
    <style:style style:name="P90" style:family="paragraph" style:parent-style-name="Exalted">
      <style:text-properties fo:font-weight="bold" officeooo:rsid="00d866b3" officeooo:paragraph-rsid="00d866b3" style:font-weight-asian="bold" style:font-weight-complex="bold"/>
    </style:style>
    <style:style style:name="P91" style:family="paragraph" style:parent-style-name="Exalted" style:list-style-name="Exalt_20_Dot">
      <style:text-properties fo:font-weight="bold" officeooo:rsid="00d866b3" officeooo:paragraph-rsid="00d866b3" style:font-weight-asian="bold" style:font-weight-complex="bold"/>
    </style:style>
    <style:style style:name="P92" style:family="paragraph" style:parent-style-name="Exalted">
      <style:text-properties fo:font-weight="bold" officeooo:rsid="00dc8a45" officeooo:paragraph-rsid="00dc8a45" style:font-weight-asian="bold" style:font-weight-complex="bold"/>
    </style:style>
    <style:style style:name="P93" style:family="paragraph" style:parent-style-name="Exalted">
      <style:text-properties fo:font-weight="bold" officeooo:rsid="00dcd386" officeooo:paragraph-rsid="00dcd386" style:font-weight-asian="bold" style:font-weight-complex="bold"/>
    </style:style>
    <style:style style:name="P94" style:family="paragraph" style:parent-style-name="Heading_20_3">
      <style:text-properties officeooo:rsid="002ec313" officeooo:paragraph-rsid="002ec313"/>
    </style:style>
    <style:style style:name="P95" style:family="paragraph" style:parent-style-name="Heading_20_3">
      <style:paragraph-properties fo:break-before="column"/>
      <style:text-properties officeooo:rsid="0032dec3" officeooo:paragraph-rsid="0032dec3"/>
    </style:style>
    <style:style style:name="P96" style:family="paragraph" style:parent-style-name="Heading_20_3">
      <style:text-properties fo:font-variant="small-caps" fo:color="#111111" loext:opacity="100%" style:text-outline="false" style:font-name="Mercury Text G2 Semibold1" fo:font-size="14pt" fo:font-style="normal" fo:text-shadow="none" fo:font-weight="normal" officeooo:rsid="004dfb80" officeooo:paragraph-rsid="004dfb80"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97" style:family="paragraph" style:parent-style-name="Heading_20_3">
      <style:paragraph-properties fo:break-before="column"/>
      <style:text-properties fo:font-variant="small-caps" fo:color="#111111" loext:opacity="100%" style:text-outline="false" style:font-name="Mercury Text G2 Semibold1" fo:font-size="14pt" fo:font-style="normal" fo:text-shadow="none" fo:font-weight="normal" officeooo:rsid="00577c57" officeooo:paragraph-rsid="00577c57"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98" style:family="paragraph" style:parent-style-name="Heading_20_3">
      <style:text-properties fo:font-variant="small-caps" fo:color="#111111" loext:opacity="100%" style:text-outline="false" style:font-name="Mercury Text G2 Semibold1" fo:font-size="14pt" fo:font-style="normal" fo:text-shadow="none" fo:font-weight="normal" officeooo:rsid="0081b9d1" officeooo:paragraph-rsid="0081b9d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99" style:family="paragraph" style:parent-style-name="Heading_20_3">
      <style:text-properties fo:font-variant="small-caps" fo:color="#111111" loext:opacity="100%" style:text-outline="false" style:font-name="Mercury Text G2 Semibold1" fo:font-size="14pt" fo:font-style="normal" fo:text-shadow="none" fo:font-weight="normal" officeooo:rsid="00740129" officeooo:paragraph-rsid="0074012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0" style:family="paragraph" style:parent-style-name="Heading_20_3">
      <style:paragraph-properties fo:break-before="column"/>
      <style:text-properties fo:font-variant="small-caps" fo:color="#111111" loext:opacity="100%" style:text-outline="false" style:font-name="Mercury Text G2 Semibold1" fo:font-size="14pt" fo:font-style="normal" fo:text-shadow="none" fo:font-weight="normal" officeooo:rsid="005d98bb" officeooo:paragraph-rsid="005d98bb"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1" style:family="paragraph" style:parent-style-name="Heading_20_3">
      <style:text-properties fo:font-variant="small-caps" fo:color="#111111" loext:opacity="100%" style:text-outline="false" style:font-name="Mercury Text G2 Semibold1" fo:font-size="14pt" fo:font-style="normal" fo:text-shadow="none" fo:font-weight="normal" officeooo:rsid="00b6d3aa" officeooo:paragraph-rsid="00b6d3aa"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2" style:family="paragraph" style:parent-style-name="Heading_20_3">
      <style:paragraph-properties fo:break-before="column"/>
      <style:text-properties fo:font-variant="small-caps" fo:color="#111111" loext:opacity="100%" style:text-outline="false" style:font-name="Mercury Text G2 Semibold1" fo:font-size="14pt" fo:font-style="normal" fo:text-shadow="none" fo:font-weight="normal" officeooo:rsid="00999254" officeooo:paragraph-rsid="00999254"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3" style:family="paragraph" style:parent-style-name="Heading_20_3">
      <style:text-properties fo:font-variant="small-caps" fo:color="#111111" loext:opacity="100%" style:text-outline="false" style:font-name="Mercury Text G2 Semibold1" fo:font-size="14pt" fo:font-style="normal" fo:text-shadow="none" fo:font-weight="normal" officeooo:rsid="00da7c1c" officeooo:paragraph-rsid="00da7c1c"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4" style:family="paragraph" style:parent-style-name="Heading_20_3">
      <style:text-properties officeooo:paragraph-rsid="00463483"/>
    </style:style>
    <style:style style:name="P105" style:family="paragraph" style:parent-style-name="Heading_20_3">
      <style:text-properties officeooo:paragraph-rsid="0034e3cf"/>
    </style:style>
    <style:style style:name="P106" style:family="paragraph" style:parent-style-name="Heading_20_3">
      <style:paragraph-properties fo:break-before="column"/>
    </style:style>
    <style:style style:name="T1" style:family="text">
      <style:text-properties fo:language="en" fo:country="US"/>
    </style:style>
    <style:style style:name="T2" style:family="text">
      <style:text-properties fo:language="en" fo:country="US" style:language-asian="zh" style:country-asian="CN" style:language-complex="hi" style:country-complex="IN"/>
    </style:style>
    <style:style style:name="T3" style:family="text">
      <style:text-properties fo:font-weight="bold" style:font-weight-asian="bold" style:font-weight-complex="bold"/>
    </style:style>
    <style:style style:name="T4" style:family="text">
      <style:text-properties fo:font-weight="bold" officeooo:rsid="002c7c36" style:font-weight-asian="bold" style:font-weight-complex="bold"/>
    </style:style>
    <style:style style:name="T5" style:family="text">
      <style:text-properties fo:font-weight="bold" officeooo:rsid="00441d12" style:font-weight-asian="bold" style:font-weight-complex="bold"/>
    </style:style>
    <style:style style:name="T6" style:family="text">
      <style:text-properties fo:font-weight="bold" officeooo:rsid="0054c8c0" style:font-weight-asian="bold" style:font-weight-complex="bold"/>
    </style:style>
    <style:style style:name="T7" style:family="text">
      <style:text-properties fo:font-weight="bold" officeooo:rsid="00563e21" style:font-weight-asian="bold" style:font-weight-complex="bold"/>
    </style:style>
    <style:style style:name="T8" style:family="text">
      <style:text-properties fo:font-weight="bold" officeooo:rsid="00571f33"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d16fc" style:font-weight-asian="normal" style:font-weight-complex="normal"/>
    </style:style>
    <style:style style:name="T11" style:family="text">
      <style:text-properties fo:font-weight="normal" officeooo:rsid="002c7c36" style:font-weight-asian="normal" style:font-weight-complex="normal"/>
    </style:style>
    <style:style style:name="T12" style:family="text">
      <style:text-properties fo:font-weight="normal" officeooo:rsid="0033d806" style:font-weight-asian="normal" style:font-weight-complex="normal"/>
    </style:style>
    <style:style style:name="T13" style:family="text">
      <style:text-properties fo:font-weight="normal" officeooo:rsid="00441d12" style:font-weight-asian="normal" style:font-weight-complex="normal"/>
    </style:style>
    <style:style style:name="T14" style:family="text">
      <style:text-properties fo:font-weight="normal" officeooo:rsid="0054c8c0" style:font-weight-asian="normal" style:font-weight-complex="normal"/>
    </style:style>
    <style:style style:name="T15" style:family="text">
      <style:text-properties fo:font-weight="normal" officeooo:rsid="00563e21" style:font-weight-asian="normal" style:font-weight-complex="normal"/>
    </style:style>
    <style:style style:name="T16" style:family="text">
      <style:text-properties fo:font-weight="normal" officeooo:rsid="00843b40" style:font-weight-asian="normal" style:font-weight-complex="normal"/>
    </style:style>
    <style:style style:name="T17" style:family="text">
      <style:text-properties fo:font-weight="normal" officeooo:rsid="007fe0cf" style:font-weight-asian="normal" style:font-weight-complex="normal"/>
    </style:style>
    <style:style style:name="T18" style:family="text">
      <style:text-properties fo:font-weight="normal" officeooo:rsid="00999254" style:font-weight-asian="normal" style:font-weight-complex="normal"/>
    </style:style>
    <style:style style:name="T19" style:family="text">
      <style:text-properties fo:font-weight="normal" officeooo:rsid="009acd9d" style:font-weight-asian="normal" style:font-weight-complex="normal"/>
    </style:style>
    <style:style style:name="T20" style:family="text">
      <style:text-properties fo:font-weight="normal" officeooo:rsid="009c1b89" style:font-weight-asian="normal" style:font-weight-complex="normal"/>
    </style:style>
    <style:style style:name="T21" style:family="text">
      <style:text-properties fo:font-weight="normal" officeooo:rsid="009c3380" style:font-weight-asian="normal" style:font-weight-complex="normal"/>
    </style:style>
    <style:style style:name="T22" style:family="text">
      <style:text-properties fo:font-weight="normal" officeooo:rsid="009da825" style:font-weight-asian="normal" style:font-weight-complex="normal"/>
    </style:style>
    <style:style style:name="T23" style:family="text">
      <style:text-properties fo:font-weight="normal" officeooo:rsid="009ec81a" style:font-weight-asian="normal" style:font-weight-complex="normal"/>
    </style:style>
    <style:style style:name="T24" style:family="text">
      <style:text-properties fo:font-weight="normal" officeooo:rsid="00a6c8e6" style:font-weight-asian="normal" style:font-weight-complex="normal"/>
    </style:style>
    <style:style style:name="T25" style:family="text">
      <style:text-properties fo:font-weight="normal" officeooo:rsid="00ae91d4" style:font-weight-asian="normal" style:font-weight-complex="normal"/>
    </style:style>
    <style:style style:name="T26" style:family="text">
      <style:text-properties fo:font-weight="normal" officeooo:rsid="00d15f26" style:font-weight-asian="normal" style:font-weight-complex="normal"/>
    </style:style>
    <style:style style:name="T27" style:family="text">
      <style:text-properties fo:font-weight="normal" officeooo:rsid="00d194b8" style:font-weight-asian="normal" style:font-weight-complex="normal"/>
    </style:style>
    <style:style style:name="T28" style:family="text">
      <style:text-properties fo:font-weight="normal" officeooo:rsid="00d378db" style:font-weight-asian="normal" style:font-weight-complex="normal"/>
    </style:style>
    <style:style style:name="T29" style:family="text">
      <style:text-properties fo:font-weight="normal" officeooo:rsid="00d4d2cd" style:font-weight-asian="normal" style:font-weight-complex="normal"/>
    </style:style>
    <style:style style:name="T30" style:family="text">
      <style:text-properties fo:font-weight="normal" style:language-asian="zh" style:country-asian="CN" style:font-weight-asian="normal" style:language-complex="hi" style:country-complex="IN" style:font-weight-complex="normal"/>
    </style:style>
    <style:style style:name="T31" style:family="text">
      <style:text-properties fo:font-weight="normal" officeooo:rsid="004dfb80" style:language-asian="zh" style:country-asian="CN" style:font-weight-asian="normal" style:language-complex="hi" style:country-complex="IN" style:font-weight-complex="normal"/>
    </style:style>
    <style:style style:name="T32" style:family="text">
      <style:text-properties fo:font-weight="normal" officeooo:rsid="0058c8c7" style:language-asian="zh" style:country-asian="CN" style:font-weight-asian="normal" style:language-complex="hi" style:country-complex="IN" style:font-weight-complex="normal"/>
    </style:style>
    <style:style style:name="T33" style:family="text">
      <style:text-properties fo:font-weight="normal" officeooo:rsid="005946ab" style:language-asian="zh" style:country-asian="CN" style:font-weight-asian="normal" style:language-complex="hi" style:country-complex="IN" style:font-weight-complex="normal"/>
    </style:style>
    <style:style style:name="T34" style:family="text">
      <style:text-properties fo:font-weight="normal" officeooo:rsid="005b2eef" style:language-asian="zh" style:country-asian="CN" style:font-weight-asian="normal" style:language-complex="hi" style:country-complex="IN" style:font-weight-complex="normal"/>
    </style:style>
    <style:style style:name="T35" style:family="text">
      <style:text-properties fo:font-weight="normal" officeooo:rsid="005d98bb" style:language-asian="zh" style:country-asian="CN" style:font-weight-asian="normal" style:language-complex="hi" style:country-complex="IN" style:font-weight-complex="normal"/>
    </style:style>
    <style:style style:name="T36" style:family="text">
      <style:text-properties fo:font-weight="normal" officeooo:rsid="00740129" style:language-asian="zh" style:country-asian="CN" style:font-weight-asian="normal" style:language-complex="hi" style:country-complex="IN" style:font-weight-complex="normal"/>
    </style:style>
    <style:style style:name="T37" style:family="text">
      <style:text-properties fo:font-weight="normal" officeooo:rsid="00741ed1" style:language-asian="zh" style:country-asian="CN" style:font-weight-asian="normal" style:language-complex="hi" style:country-complex="IN" style:font-weight-complex="normal"/>
    </style:style>
    <style:style style:name="T38" style:family="text">
      <style:text-properties fo:font-weight="normal" officeooo:rsid="00753dce" style:language-asian="zh" style:country-asian="CN" style:font-weight-asian="normal" style:language-complex="hi" style:country-complex="IN" style:font-weight-complex="normal"/>
    </style:style>
    <style:style style:name="T39" style:family="text">
      <style:text-properties fo:font-weight="normal" officeooo:rsid="00832b75" style:language-asian="zh" style:country-asian="CN" style:font-weight-asian="normal" style:language-complex="hi" style:country-complex="IN" style:font-weight-complex="normal"/>
    </style:style>
    <style:style style:name="T40" style:family="text">
      <style:text-properties fo:font-weight="normal" officeooo:rsid="0083d2e4" style:language-asian="zh" style:country-asian="CN" style:font-weight-asian="normal" style:language-complex="hi" style:country-complex="IN" style:font-weight-complex="normal"/>
    </style:style>
    <style:style style:name="T41" style:family="text">
      <style:text-properties fo:font-weight="normal" officeooo:rsid="00843b40" style:language-asian="zh" style:country-asian="CN" style:font-weight-asian="normal" style:language-complex="hi" style:country-complex="IN" style:font-weight-complex="normal"/>
    </style:style>
    <style:style style:name="T42" style:family="text">
      <style:text-properties fo:font-weight="normal" officeooo:rsid="0084747b" style:language-asian="zh" style:country-asian="CN" style:font-weight-asian="normal" style:language-complex="hi" style:country-complex="IN" style:font-weight-complex="normal"/>
    </style:style>
    <style:style style:name="T43" style:family="text">
      <style:text-properties fo:font-weight="normal" officeooo:rsid="009651c3" style:language-asian="zh" style:country-asian="CN" style:font-weight-asian="normal" style:language-complex="hi" style:country-complex="IN" style:font-weight-complex="normal"/>
    </style:style>
    <style:style style:name="T44" style:family="text">
      <style:text-properties fo:font-weight="normal" officeooo:rsid="00b893ed" style:language-asian="zh" style:country-asian="CN" style:font-weight-asian="normal" style:language-complex="hi" style:country-complex="IN" style:font-weight-complex="normal"/>
    </style:style>
    <style:style style:name="T45" style:family="text">
      <style:text-properties fo:font-weight="normal" officeooo:rsid="00bb862d" style:language-asian="zh" style:country-asian="CN" style:font-weight-asian="normal" style:language-complex="hi" style:country-complex="IN" style:font-weight-complex="normal"/>
    </style:style>
    <style:style style:name="T46" style:family="text">
      <style:text-properties fo:font-weight="normal" officeooo:rsid="00c2cb41" style:language-asian="zh" style:country-asian="CN" style:font-weight-asian="normal" style:language-complex="hi" style:country-complex="IN" style:font-weight-complex="normal"/>
    </style:style>
    <style:style style:name="T47"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officeooo:rsid="003bc9eb"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officeooo:rsid="003c6c9c"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officeooo:rsid="003e4695"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officeooo:rsid="003e723b"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officeooo:rsid="0040dfd6"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officeooo:rsid="00422312"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officeooo:rsid="0044539a"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officeooo:rsid="00526987"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officeooo:rsid="00617407"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officeooo:rsid="007601b3"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officeooo:rsid="0076d96f"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officeooo:rsid="007fe0cf"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1" style:family="text">
      <style:text-properties style:use-window-font-color="true" loext:opacity="0%" style:font-name="Times New Roman" fo:font-size="10pt" fo:font-weight="normal" officeooo:rsid="003aed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2" style:family="text">
      <style:text-properties style:use-window-font-color="true" loext:opacity="0%" style:font-name="Times New Roman" fo:font-size="10pt" fo:font-weight="normal" officeooo:rsid="003bc9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3" style:family="text">
      <style:text-properties style:use-window-font-color="true" loext:opacity="0%" style:font-name="Times New Roman" fo:font-size="10pt" fo:font-weight="normal" officeooo:rsid="004ef10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4" style:family="text">
      <style:text-properties style:use-window-font-color="true" loext:opacity="0%" style:font-name="Times New Roman" fo:font-size="10pt" fo:font-weight="normal" officeooo:rsid="00500a2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5" style:family="text">
      <style:text-properties style:use-window-font-color="true" loext:opacity="0%" style:font-name="Times New Roman" fo:font-size="10pt" fo:font-weight="normal" officeooo:rsid="007fe0c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6" style:family="text">
      <style:text-properties style:use-window-font-color="true" loext:opacity="0%" style:font-name="Times New Roman" fo:font-size="10pt" fo:font-weight="normal" officeooo:rsid="0081b9d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7" style:family="text">
      <style:text-properties style:use-window-font-color="true" loext:opacity="0%" style:font-name="Times New Roman" fo:font-size="10pt" fo:font-weight="normal" officeooo:rsid="00843b4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8" style:family="text">
      <style:text-properties style:use-window-font-color="true" loext:opacity="0%" style:font-name="Times New Roman" fo:font-size="10pt" fo:font-weight="normal" officeooo:rsid="00881a5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9" style:family="text">
      <style:text-properties style:use-window-font-color="true" loext:opacity="0%" style:font-name="Times New Roman" fo:font-size="10pt" fo:font-weight="normal" officeooo:rsid="0089803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0" style:family="text">
      <style:text-properties style:use-window-font-color="true" loext:opacity="0%" style:font-name="Times New Roman" fo:font-size="10pt" fo:font-weight="normal" officeooo:rsid="008b15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1" style:family="text">
      <style:text-properties style:use-window-font-color="true" loext:opacity="0%" style:font-name="Times New Roman" fo:font-size="10pt" fo:font-weight="normal" officeooo:rsid="008c8ab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2" style:family="text">
      <style:text-properties style:use-window-font-color="true" loext:opacity="0%" style:font-name="Times New Roman" fo:font-size="10pt" fo:font-weight="normal" officeooo:rsid="00ab1c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3" style:family="text">
      <style:text-properties style:use-window-font-color="true" loext:opacity="0%" style:font-name="Times New Roman" fo:font-size="10pt" fo:font-weight="normal" officeooo:rsid="00ae91d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4" style:family="text">
      <style:text-properties style:use-window-font-color="true" loext:opacity="0%" style:font-name="Times New Roman" fo:font-size="10pt" fo:font-weight="normal" officeooo:rsid="00aeb4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5" style:family="text">
      <style:text-properties style:use-window-font-color="true" loext:opacity="0%" style:font-name="Times New Roman" fo:font-size="10pt" fo:font-weight="normal" officeooo:rsid="00b08e6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6" style:family="text">
      <style:text-properties style:use-window-font-color="true" loext:opacity="0%" style:font-name="Times New Roman" fo:font-size="10pt" fo:font-weight="normal" officeooo:rsid="00b0ede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7" style:family="text">
      <style:text-properties style:use-window-font-color="true" loext:opacity="0%" style:font-name="Times New Roman" fo:font-size="10pt" fo:font-weight="normal" officeooo:rsid="00b2e0c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8" style:family="text">
      <style:text-properties style:use-window-font-color="true" loext:opacity="0%" style:font-name="Times New Roman" fo:font-size="10pt" fo:font-weight="normal" officeooo:rsid="00b3e12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9" style:family="text">
      <style:text-properties style:use-window-font-color="true" loext:opacity="0%" style:font-name="Times New Roman" fo:font-size="10pt" fo:font-weight="normal" officeooo:rsid="00b5b47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0" style:family="text">
      <style:text-properties style:use-window-font-color="true" loext:opacity="0%" style:font-name="Times New Roman" fo:font-size="10pt" fo:font-weight="normal" officeooo:rsid="00b634c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1" style:family="text">
      <style:text-properties style:use-window-font-color="true" loext:opacity="0%" style:font-name="Times New Roman" fo:font-size="10pt" fo:font-weight="normal" officeooo:rsid="00b6c8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2" style:family="text">
      <style:text-properties style:use-window-font-color="true" loext:opacity="0%" style:font-name="Times New Roman" fo:font-size="10pt" fo:font-weight="normal" officeooo:rsid="00c2cb4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3" style:family="text">
      <style:text-properties style:use-window-font-color="true" loext:opacity="0%" style:font-name="Times New Roman" fo:font-size="10pt" fo:font-weight="normal" officeooo:rsid="00c33b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4" style:family="text">
      <style:text-properties style:use-window-font-color="true" loext:opacity="0%" style:font-name="Times New Roman" fo:font-size="10pt" fo:font-weight="normal" officeooo:rsid="00ca5c5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5" style:family="text">
      <style:text-properties style:use-window-font-color="true" loext:opacity="0%" style:font-name="Times New Roman" fo:font-size="10pt" fo:font-weight="normal" officeooo:rsid="00d4d2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6" style:family="text">
      <style:text-properties style:use-window-font-color="true" loext:opacity="0%" style:font-name="Times New Roman" fo:font-size="10pt" fo:font-weight="normal" officeooo:rsid="00d5554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7" style:family="text">
      <style:text-properties style:use-window-font-color="true" loext:opacity="0%" style:font-name="Times New Roman" fo:font-size="10pt" fo:font-weight="normal" officeooo:rsid="00d7849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8" style:family="text">
      <style:text-properties style:use-window-font-color="true" loext:opacity="0%" style:font-name="Times New Roman" fo:font-size="10pt" fo:font-weight="normal" officeooo:rsid="00d866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9" style:family="text">
      <style:text-properties style:use-window-font-color="true" loext:opacity="0%" style:font-name="Times New Roman" fo:font-size="10pt" fo:font-weight="normal" officeooo:rsid="00da04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0" style:family="text">
      <style:text-properties style:use-window-font-color="true" loext:opacity="0%" style:font-name="Times New Roman" fo:font-size="10pt" fo:font-weight="normal" officeooo:rsid="00da7c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1" style:family="text">
      <style:text-properties style:use-window-font-color="true" loext:opacity="0%" style:font-name="Times New Roman" fo:font-size="10pt" fo:font-weight="normal" officeooo:rsid="00db68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2" style:family="text">
      <style:text-properties style:use-window-font-color="true" loext:opacity="0%" style:font-name="Times New Roman" fo:font-size="10pt" fo:font-weight="normal" officeooo:rsid="00dc8a4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3" style:family="text">
      <style:text-properties style:use-window-font-color="true" loext:opacity="0%" style:font-name="Times New Roman" fo:font-size="10pt" fo:font-weight="normal" officeooo:rsid="00dcd3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4" style:family="text">
      <style:text-properties style:use-window-font-color="true" loext:opacity="0%" style:font-name="Times New Roman" fo:font-size="10pt" fo:language="en" fo:country="none" fo:font-style="normal" style:text-underline-style="none" fo:font-weight="normal" officeooo:rsid="0065386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95" style:family="text">
      <style:text-properties style:use-window-font-color="true" loext:opacity="0%" style:font-name="Times New Roman" fo:font-size="10pt" fo:font-style="normal" officeooo:rsid="007601b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96" style:family="text">
      <style:text-properties style:use-window-font-color="true" loext:opacity="0%" style:font-name="Times New Roman" fo:font-size="10pt"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97" style:family="text">
      <style:text-properties style:use-window-font-color="true" loext:opacity="0%" style:font-name="Times New Roman" fo:font-size="10pt" fo:font-style="normal" fo:font-weight="normal" officeooo:rsid="00dd700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98" style:family="text">
      <style:text-properties style:use-window-font-color="true" loext:opacity="0%" style:font-name="Times New Roman" fo:font-size="10pt" fo:language="en" fo:country="US" officeooo:rsid="0054c8c0"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00" style:family="text">
      <style:text-properties style:use-window-font-color="true" loext:opacity="0%" style:font-name="Times New Roman" fo:font-size="10pt" fo:font-style="italic" officeooo:rsid="007601b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01" style:family="text">
      <style:text-properties style:use-window-font-color="true" loext:opacity="0%" style:font-name="Times New Roman"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02" style:family="text">
      <style:text-properties officeooo:rsid="002c7c36"/>
    </style:style>
    <style:style style:name="T103" style:family="text">
      <style:text-properties fo:font-style="italic" style:font-style-asian="italic" style:font-style-complex="italic"/>
    </style:style>
    <style:style style:name="T104" style:family="text">
      <style:text-properties fo:font-style="normal" style:font-style-asian="normal" style:font-style-complex="normal"/>
    </style:style>
    <style:style style:name="T105" style:family="text">
      <style:text-properties fo:font-style="normal" officeooo:rsid="002f8e62" style:font-style-asian="normal" style:font-style-complex="normal"/>
    </style:style>
    <style:style style:name="T106" style:family="text">
      <style:text-properties fo:font-style="normal" officeooo:rsid="003240f3" style:font-style-asian="normal" style:font-style-complex="normal"/>
    </style:style>
    <style:style style:name="T107" style:family="text">
      <style:text-properties fo:font-style="normal" officeooo:rsid="00422312" style:font-style-asian="normal" style:font-style-complex="normal"/>
    </style:style>
    <style:style style:name="T108" style:family="text">
      <style:text-properties fo:font-style="normal" officeooo:rsid="00784acf" style:font-style-asian="normal" style:font-style-complex="normal"/>
    </style:style>
    <style:style style:name="T109" style:family="text">
      <style:text-properties fo:font-style="normal" officeooo:rsid="00794887" style:font-style-asian="normal" style:font-style-complex="normal"/>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fo:font-weight="bold" officeooo:rsid="00485f90" style:font-style-asian="normal" style:font-weight-asian="bold" style:font-style-complex="normal" style:font-weight-complex="bold"/>
    </style:style>
    <style:style style:name="T112" style:family="text">
      <style:text-properties officeooo:rsid="003240f3"/>
    </style:style>
    <style:style style:name="T113" style:family="text">
      <style:text-properties officeooo:rsid="0033d806"/>
    </style:style>
    <style:style style:name="T114" style:family="text">
      <style:text-properties officeooo:rsid="003bc9eb"/>
    </style:style>
    <style:style style:name="T115" style:family="text">
      <style:text-properties style:language-asian="zh" style:country-asian="CN" style:language-complex="hi" style:country-complex="IN"/>
    </style:style>
    <style:style style:name="T116" style:family="text">
      <style:text-properties officeooo:rsid="004dfb80" style:language-asian="zh" style:country-asian="CN" style:language-complex="hi" style:country-complex="IN"/>
    </style:style>
    <style:style style:name="T117" style:family="text">
      <style:text-properties officeooo:rsid="003f522d"/>
    </style:style>
    <style:style style:name="T118" style:family="text">
      <style:text-properties officeooo:rsid="00463483"/>
    </style:style>
    <style:style style:name="T119" style:family="text">
      <style:text-properties officeooo:rsid="00500a22"/>
    </style:style>
    <style:style style:name="T120" style:family="text">
      <style:text-properties officeooo:rsid="00563e21"/>
    </style:style>
    <style:style style:name="T121" style:family="text">
      <style:text-properties officeooo:rsid="0063742f"/>
    </style:style>
    <style:style style:name="T122" style:family="text">
      <style:text-properties officeooo:rsid="00653863"/>
    </style:style>
    <style:style style:name="T123" style:family="text">
      <style:text-properties fo:font-variant="small-caps" fo:color="#111111" loext:opacity="100%" style:text-outline="false" style:font-name="Mercury Text G2 Semibold1" fo:font-size="14pt" fo:font-style="normal" fo:text-shadow="none" fo:font-weight="normal" officeooo:rsid="007288f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T124" style:family="text">
      <style:text-properties officeooo:rsid="007e2c13"/>
    </style:style>
    <style:style style:name="T125" style:family="text">
      <style:text-properties officeooo:rsid="007fe0cf"/>
    </style:style>
    <style:style style:name="T126" style:family="text">
      <style:text-properties officeooo:rsid="008ce082"/>
    </style:style>
    <style:style style:name="T127" style:family="text">
      <style:text-properties officeooo:rsid="00905529"/>
    </style:style>
    <style:style style:name="T128" style:family="text">
      <style:text-properties officeooo:rsid="0093e8f6"/>
    </style:style>
    <style:style style:name="T129" style:family="text">
      <style:text-properties officeooo:rsid="0094e41b"/>
    </style:style>
    <style:style style:name="T130" style:family="text">
      <style:text-properties officeooo:rsid="009651c3"/>
    </style:style>
    <style:style style:name="T131" style:family="text">
      <style:text-properties officeooo:rsid="00a9466a"/>
    </style:style>
    <style:style style:name="T132" style:family="text">
      <style:text-properties officeooo:rsid="00aae4c8"/>
    </style:style>
    <style:style style:name="T133" style:family="text">
      <style:text-properties officeooo:rsid="00accc19"/>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orcery</text:h>
      <text:section text:style-name="Sect1" text:name="Section1">
        <text:p text:style-name="P3"><text:span text:style-name="T102">Sorcery is an extension of the </text:span><text:span text:style-name="T4">Occult</text:span><text:span text:style-name="T11"> Ability. </text:span><text:span text:style-name="T10">It is the </text:span>manipulation and control of the flows of Essence of the world, rather than their internal flows. Instead of Charms, Sorcery relies on ritualistic, exact recantations called Spells to enact the power upon the world.</text:p>
        <text:p text:style-name="P4">Spells are different than charms, as they are <text:span text:style-name="T3">exact, classified</text:span><text:span text:style-name="T9">, and </text:span><text:span text:style-name="T3">known by name.</text:span><text:span text:style-name="T9"> <text:s/>Charms are simply descriptions of things the Exalted naturally gravitate towards—Spells are ritualistic, prescribed motions that bring about the same result </text:span><text:span text:style-name="T12">that must be learned</text:span><text:span text:style-name="T9">. Only the most skilled of Sorcerers can even make aesthetic changes to the spells they perform.</text:span></text:p>
        <text:p text:style-name="P4"><text:span text:style-name="T9">The three levels of Spells are classified and known in the world of Creation and have many names depending on the tradition and culture of the sorcerer. The most widely known an accepted is </text:span><text:span text:style-name="T3">Emerald</text:span><text:span text:style-name="T9">, </text:span><text:span text:style-name="T3">Sapphire</text:span><text:span text:style-name="T9">, and </text:span><text:span text:style-name="T3">Adamant</text:span><text:span text:style-name="T9"> to represent Lesser, Greater, and Capstone, respectively. </text:span></text:p>
        <text:h text:style-name="P94" text:outline-level="3">Initiations</text:h>
        <text:p text:style-name="P6">All Exalts have the <text:span text:style-name="T103">potential</text:span><text:span text:style-name="T104"> to become a Sorcerer, but they still need to be initiated into the arts by some sort of mentor. <text:s/>A Player should be able to point to a specific Merit t</text:span><text:span text:style-name="T105">heir character has as a source of their training, such as an Ally, </text:span><text:span text:style-name="T106">or one of their starting Facts.</text:span></text:p>
        <text:p text:style-name="P7"><text:span text:style-name="T120">W</text:span>hen advancing to the <text:span text:style-name="T7">Sapphire</text:span><text:span text:style-name="T9"> and </text:span><text:span text:style-name="T7">Adamant</text:span><text:span text:style-name="T15"> Circle</text:span><text:span text:style-name="T9"> Spells, their mentor will require a </text:span><text:span text:style-name="T3">Task</text:span><text:span text:style-name="T9"> to be performed. The mentor must ask the Exalt to undertake something they find difficult in order to find a deeper enlightenment and understanding of themselves before they are allowed such power over the world.</text:span></text:p>
        <text:p text:style-name="P8"><text:span text:style-name="T9">Access to the </text:span><text:span text:style-name="T8">Sapphire</text:span><text:span text:style-name="T3"> Level</text:span><text:span text:style-name="T9"> has a repercussion to the character for years on end, changing how they view life and themselves. The </text:span><text:span text:style-name="T8">Adamant</text:span><text:span text:style-name="T3"> Level</text:span><text:span text:style-name="T9"> Task will have a permanent change to their character.</text:span></text:p>
        <text:p text:style-name="P9">These tasks could be any such as sacrificing a cherished item, scaling a cliff devoid of their exalted powers, or facing their greatest fear.</text:p>
        <table:table table:name="Table3" table:style-name="Table3">
          <table:table-column table:style-name="Table3.A"/>
          <table:table-row table:style-name="Table3.1">
            <table:table-cell table:style-name="Table3.A1" office:value-type="string">
              <text:p text:style-name="Sidebar_20_Heading">Raksi and the Third Circle</text:p>
              <text:p text:style-name="P62">By all accounts, <text:span text:style-name="T112">the elder Lunar </text:span>Raksi should be a Third Circle Sorcerer—<text:span text:style-name="T112">she has all the training and ambition to do so.</text:span></text:p>
              <text:p text:style-name="P63">However, she has stubbornly refused to complete her Task—the moment she saw what was required, she balked at and immediately vowed to find another way. Which is, of course, impossible.</text:p>
              <text:p text:style-name="P63">However, if there was ever one who could break that impossibility, it would be Raksi, and should she ever find such a way, it would be a terrible day for the foundations of Creation as it is known.</text:p>
            </table:table-cell>
          </table:table-row>
        </table:table>
        <text:p text:style-name="P66"/>
        <text:h text:style-name="P95" text:outline-level="3">Sources of Sorcery</text:h>
        <text:p text:style-name="P28">The simplest way to be taught sorcery would <text:span text:style-name="T47">be to be mentored by an Exalted Sorcerer. But they are few and far between, and are often far too wrapped up in own devices to mentor others. It is fortunate that there are plenty of alternate mentors that may show up.</text:span></text:p>
        <text:p text:style-name="P10">It is important to note that the source of Sorcery may train others in levels past what they themselves have reached. A Mortal Sorcer<text:span text:style-name="T126">e</text:span>r steeped in the Emerald Circle may induct a Solar into the Adamant Circle.</text:p>
        <text:p text:style-name="P29">Gods, Elementals, and Demons</text:p>
        <text:p text:style-name="P30">As the original tutors of Sorcery, the various Spirits <text:span text:style-name="T113">of the world</text:span> may be willing to <text:span text:style-name="T113">do so again—though they are far more reluctant to do so since the Age of Glory.</text:span></text:p>
        <text:p text:style-name="P31">More often than not, being trained by a Spirit will leave a physical mark upon the exalt—those taught by an Ifrit Lord will find their inner fire breaking through their skin and smoke curling in their breath.</text:p>
        <text:p text:style-name="P32">The Heptagram</text:p>
        <text:p text:style-name="P31">Located in the northern reaches of the Realm, the Heptagram is perhaps the only location in Creation with Sorcerers employed and organized into a functioning teaching structure. <text:s/>Nearly all Dragonblooded Sorcerers hail from this isolated fortress.</text:p>
        <text:p text:style-name="P11">The separation of the Outer Provinces greatly impacted the Heptagram, as nearly all knowledge of the Sapphire and Adamant Circles were seized in protest as they fled the reach of the Realm. </text:p>
        <text:p text:style-name="P32">The Salinian Working</text:p>
        <text:p text:style-name="P31">As the Age of Glory crumbled and the Gods sealed themselves away from mortals, the Sorcerers of old feared their art would be lost forever, and so wove <text:span text:style-name="T47">tutelage</text:span> of Sorcery into the very fabric of Creation.</text:p>
        <text:p text:style-name="P31">Now, very rarely, the knowledge of Sorcery will reveal itself in an unrelenting fashion to individual chosen of forgotten and arcane criteria. The knowledge and mentorship will take many forms, from a book of infinite pages to the whispering of the winds through the trees.</text:p>
        <text:p text:style-name="P64"/>
      </text:section>
      <text:h text:style-name="Heading_20_1" text:outline-level="1">Spells</text:h>
      <text:p text:style-name="P65"/>
      <text:section text:style-name="Sect2" text:name="Section2">
        <text:p text:style-name="Greater_20_Charm">Emerald</text:p>
        <text:h text:style-name="P96" text:outline-level="3">All-Encompassing Sorcerer’s Sight</text:h>
        <text:p text:style-name="P36"><text:span text:style-name="T115">Type: </text:span><text:span text:style-name="T31">Simple; Scene<text:line-break/></text:span><text:span text:style-name="T116">Cost: </text:span><text:span text:style-name="T41">1</text:span><text:span text:style-name="T31">m</text:span></text:p>
        <text:p text:style-name="P12">Making a quick incantation infused with essence and then gently pressing <text:span text:style-name="T119">a finger to their forehead</text:span>, the Sorcerer is able to open their <text:span text:style-name="T119">inner eye</text:span> to the flows of Essence surrounding them.</text:p>
        <text:p text:style-name="P74"><text:span text:style-name="T63">For the remainder of the scene, the character may make an (Intelligence + Occult) roll to </text:span><text:span text:style-name="T64">observe and understand the traces of supernatural spiritual energies around them, ranging to the tracks of spirits, to the workings of levitating platforms, to even the subtle traces of other Exalt’s powers.</text:span></text:p>
        <text:h text:style-name="Heading_20_3" text:outline-level="3">Coin of Distant Vision</text:h>
        <text:p text:style-name="P35">Type: <text:span text:style-name="T9">Permanent</text:span></text:p>
        <text:p text:style-name="P73">When learning this Spell, the Sorcerer coalesces their flows of essence around a shard of obsidian, entwining their senses with it, regardless of its distance. Only one shard may be used at a time.</text:p>
        <text:p text:style-name="P73">The Sorcerer may choose to peer their the obsidian shard as though it were their own senses. If the shard is in a small container, such as a pocket or pouch, they may sense beyond with a (-2) disadvantage.</text:p>
        <text:h text:style-name="P104" text:outline-level="3">Corrupted Words</text:h>
        <text:p text:style-name="P73"><text:span text:style-name="T5">Type: </text:span><text:span text:style-name="T13">Simple; Year<text:line-break/></text:span><text:span text:style-name="T5">Cost: </text:span><text:span text:style-name="T16">2</text:span><text:span text:style-name="T13">m</text:span><text:line-break/>The Sorcerer coalesces a mass of all <text:span text:style-name="T118">t</text:span>aboo words and topics into a small egg-shaped mass in their hands, and whispers into it a new topic that shall be bound with its unspoken peers. This could be something as specific as “Secret Letters you will write to me” or as general as “The Existence of the Sidereal Exalted.”<text:line-break/>On a successful (Intelligence + Sorcery) roll vs. Resolve a target, and while close enough to physically do so, the Sorcerer may force this ball of unspoken words down the throat of the target, binding their words on the now taboo topic.</text:p>
        <text:p text:style-name="P73">The now bound words will become impossible for the target to communicate to another being—be it through words, written letters, or any other such method. Attempting to do so will cause a vision of a mass of writhing, repulsive maggots (or whatever else the target finds repulsive) crawling from their mouth. </text:p>
        <text:p text:style-name="P73">The Sorcerer may affect no more than (Essence) targets with this spell at a time, and may choose to <text:span text:style-name="T54">free</text:span> their charges at will.</text:p>
        <text:h text:style-name="P97" text:outline-level="3">Death of Obsidian Butterflies</text:h>
        <text:p text:style-name="P37"><text:span text:style-name="T115">Type: </text:span><text:span text:style-name="T30">Simple<text:line-break/></text:span><text:span text:style-name="T115">Cost: </text:span><text:span text:style-name="T39">2</text:span><text:span text:style-name="T32">a</text:span></text:p>
        <text:p text:style-name="P37"><text:span text:style-name="T30">Out of their own essence, the Sorcerer carefully crafts </text:span><text:span text:style-name="T33">shimmering black glass into a form reminiscent of obsidian butterflies. Then, the glass shards launch out in a deadly stream, cutting all in a thousand razor-thin cuts.</text:span></text:p>
        <text:p text:style-name="P39"><text:span text:style-name="T30">This attack is (Wits + Occult </text:span><text:span text:style-name="T42">+ Essence</text:span><text:span text:style-name="T30">) vs Block, and hits all characters (including allies) <text:s/>that are in front of the Sorcer</text:span><text:span text:style-name="T35">e</text:span><text:span text:style-name="T30">r up to two Zones away for (Int + Essence) damage. <text:s/>Then, the glass shards fall to the ground, bec</text:span><text:span text:style-name="T34">ome a hazardous terrain that deals (</text:span><text:span text:style-name="T67">5</text:span><text:span text:style-name="T34">) damage to all who walk across it.</text:span></text:p>
        <text:p text:style-name="P61"><text:span text:style-name="T34">G</text:span><text:span text:style-name="T30">roups are particularly vulnerable to this spell, taking an extra (Group Scale)x2 damage.</text:span></text:p>
        <text:h text:style-name="P98" text:outline-level="3">Flight of the Brilliant Raptor</text:h>
        <text:p text:style-name="P45"><text:span text:style-name="T115">Type: </text:span><text:span text:style-name="T30">Simple<text:line-break/></text:span><text:span text:style-name="T115">Cost: </text:span><text:span text:style-name="T30">3a</text:span></text:p>
        <text:p text:style-name="P45"><text:span text:style-name="T30">Flames surround the sorcerer, whipped by their anima in to the shape of the elemental garda bird. </text:span><text:span text:style-name="T39">As the spell completes, it unfurls its wings, </text:span><text:span text:style-name="T41">shrieking to the sky </text:span><text:span text:style-name="T42">as it rushes forward in a terrifying blaze towards a point up to two zones away from the Sorcerer.</text:span></text:p>
        <text:p text:style-name="P46"><text:span text:style-name="T30">Roll (</text:span><text:span text:style-name="T60">Int</text:span><text:span text:style-name="T30"> + Occult + Essence). All characters (including the sorcerer and their allies) inside the target zone with a Block less than the roll immediately take (Essence)x5 damage, and become burned, taking an additional (3) damage every turn.</text:span></text:p>
        <text:p text:style-name="P72">Creatures attuned to fire, such as its Elementals and Fire-Aspected Dragonbloods, are immune to this attack.</text:p>
        <text:h text:style-name="P99" text:outline-level="3">Infallible Messenger</text:h>
        <text:p text:style-name="P41"><text:span text:style-name="T115">Type: </text:span><text:span text:style-name="T30">Simple<text:line-break/></text:span><text:span text:style-name="T115">Cost: </text:span><text:span text:style-name="T41">1</text:span><text:span text:style-name="T30">m</text:span></text:p>
        <text:p text:style-name="P71">Conjure a six-winged messenger spirit, which captures Sorcerer’s words as they are spoken, sealing it away before those around can hear. <text:s/>The spirit then dashes away to its target—taking at most a day—opening the seal on the sorcerer’s words, gifting the message to the target alone.</text:p>
        <text:p text:style-name="P71">The spirit cannot carry any Essence in the words, only the sound, and so Sorcerers cannot use social Charms remotely. The message cannot be longer than five minutes, and the target must be in the same realm of existence as the sorcerer.</text:p>
        <text:h text:style-name="P100" text:outline-level="3"><text:soft-page-break/>Mists of Eventide</text:h>
        <text:p text:style-name="P38"><text:span text:style-name="T30">Type: Simple<text:line-break/>Cost: </text:span><text:span text:style-name="T40">2</text:span><text:span text:style-name="T32">a</text:span></text:p>
        <text:p text:style-name="P40"><text:span text:style-name="T33">F</text:span><text:span text:style-name="T30">rom atop the highest peaks of the elemental Pole of Air, the Sorcerer summons an opalescent fog that induces Slumber to all who breath it in—</text:span><text:span text:style-name="T36">save the Sorcerer themselves. <text:s/></text:span><text:span text:style-name="T37">The mists expand and fill up </text:span><text:span text:style-name="T38">a large building’s worth of volume</text:span><text:span text:style-name="T37">, and those that breath in the mists </text:span><text:span text:style-name="T43">or find it contacting exposes skin</text:span><text:span text:style-name="T37"> must make a (Wits + Physique) roll vs. 3 in order to stay awake, or else sleep for several hours—</text:span><text:span text:style-name="T38">rolled each time the character enters a new area with the mists.</text:span><text:span text:style-name="T37"> Those that sleep will rouse if they are harmed </text:span><text:span text:style-name="T38">or otherwise imperiled.</text:span></text:p>
        <text:p text:style-name="P81"><text:span text:style-name="T38">In combat, the Mists may expand to a maximum of two Zones. </text:span><text:span text:style-name="T37">The adrenaline of combat will keep tho</text:span><text:span text:style-name="T38">se that fail the roll awake, but they will lose 1 Action per turn while they remain in the mists.</text:span></text:p>
        <text:h text:style-name="Heading_20_3" text:outline-level="3">Summon <text:span text:style-name="T123">Demon</text:span></text:h>
        <text:p text:style-name="P34">Type: <text:span text:style-name="T61">Ritual; </text:span><text:span text:style-name="T62">Task</text:span><text:span text:style-name="T9"><text:line-break/></text:span>Cost: <text:span text:style-name="T9">3m</text:span></text:p>
        <text:p text:style-name="P67"><text:span text:style-name="T48">Spending at least 15 minutes, </text:span><text:span text:style-name="T50">out of sight of the Sun</text:span><text:span text:style-name="T48">, the</text:span> Sorcerer draws an <text:span text:style-name="T47">elaborate</text:span> summoning <text:span text:style-name="T114">circle d</text:span><text:span text:style-name="T49">etailing out the Ancient Contract that will </text:span><text:span text:style-name="T50">bring forth and</text:span><text:span text:style-name="T49"> bind a</text:span><text:span text:style-name="T50">n appropriate</text:span><text:span text:style-name="T51"> First Circle</text:span><text:span text:style-name="T49"> Demon </text:span><text:span text:style-name="T50">(or group of demons)</text:span><text:span text:style-name="T49"> to perform a task on behalf of the Sorcerer. </text:span><text:span text:style-name="T51">A specific demon may be named in the summoning, if desired.</text:span></text:p>
        <text:p text:style-name="P68"><text:span text:style-name="T49">S</text:span><text:span text:style-name="T47">hould the task be simple, it is done without question. However, if the task is more complicated or requires the creature to stay in servitude for an extended time </text:span><text:span text:style-name="T56">(no longer than a year and a day)</text:span><text:span text:style-name="T47">, they will bargain for extra payment, which can be as simple as motes expended, a taste of blood, or even certain accommodations while performing the task. </text:span><text:span text:style-name="T52">If a bargain is not struck, they are simply banished back to where they came from.</text:span></text:p>
        <text:p text:style-name="P13">The Demon (or group of demons) counts as an Ally (3) when in the service of the Exalt, and the Exalt cannot have more than one active servant attending them at any one time.</text:p>
        <text:p text:style-name="P69"><text:span text:style-name="T47">This Spell may also be used to summon </text:span><text:span text:style-name="T99">Elementals,</text:span><text:span text:style-name="T47"> spirits, or even minor Gods. </text:span><text:span text:style-name="T57">This</text:span><text:span text:style-name="T100"> may be done</text:span><text:span text:style-name="T95"> while in the presence of the Sun.</text:span><text:span text:style-name="T51"> </text:span><text:span text:style-name="T55">However, these creatures are free to dismiss the calls at their whim, and so </text:span><text:span text:style-name="T58">are</text:span><text:span text:style-name="T55"> considered far more unreliable.</text:span></text:p>
        <text:p text:style-name="P79">This <text:span text:style-name="T117">Spell may be repurchased at the Sapphire and Adamant level to summon Second and Third Circle Demons/</text:span><text:span text:style-name="T121">Spirits</text:span><text:span text:style-name="T117">, which act as Ally (4) and (5), respectively. <text:s/></text:span><text:span text:style-name="T94">Second Circle</text:span><text:span text:style-name="T122"> Demons may only be summoned at midnight, and Third Circle only on the night of the No Moon.</text:span></text:p>
        <table:table table:name="Table2" table:style-name="Table2">
          <table:table-column table:style-name="Table2.A"/>
          <table:table-row table:style-name="Table2.1">
            <table:table-cell table:style-name="Table2.A1" office:value-type="string">
              <text:p text:style-name="P78">It’s not a Faustian Deal</text:p>
              <text:p text:style-name="P75">The Demons of Creation are bound to mortal servitude due to the surrender oaths after the War in Heaven. A Summon is simply a continuation of their punishment. <text:s/>If they have any ill will, it is with the Gods and their binding oaths, not the mortals who summoned them.</text:p>
              <text:p text:style-name="P75"><text:span text:style-name="T53">T</text:span>he terms of their servitude will bind the service of the Demon to the <text:span text:style-name="T103">spirit</text:span><text:span text:style-name="T104"> of the contract, as well as the letter. </text:span><text:span text:style-name="T107">A bound demon cannot and will not turn on their Summoner.</text:span></text:p>
              <text:p text:style-name="P77"><text:span text:style-name="T107">W</text:span><text:span text:style-name="T104">hen a demon bargains, they are simply trying to get a </text:span><text:span text:style-name="T103">better</text:span><text:span text:style-name="T104"> deal—personal comforts, or trophies of status. </text:span><text:span text:style-name="T109">They learned long ago trying to gain power or leverage over an Exalt would be a folly.</text:span></text:p>
              <text:p text:style-name="P76"><text:span text:style-name="T104">The greatest threat that exists with summoning is the </text:span><text:span text:style-name="T103">alien</text:span><text:span text:style-name="T104"> mindset of demons, their inhuman requests. A pack of Blood Apes tasked with protecting a young heir will do so—and will do so with wild abandon, crushing even the mildest of threats with no regard to collateral damage and then offering the dripping blood of the corpse to their young charge.</text:span></text:p>
              <text:p text:style-name="P80"><text:span text:style-name="T110">There is one </text:span><text:span text:style-name="T111">important</text:span><text:span text:style-name="T110"> caveat:</text:span><text:span text:style-name="T104"> the spell must be performed correctly. </text:span><text:span text:style-name="T108">An Exalt misperforming the spell is unheard of but there are many stories of Mortal Sorcerers unleashing a demon beyond their abilities.</text:span></text:p>
            </table:table-cell>
          </table:table-row>
        </table:table>
        <text:h text:style-name="P105" text:outline-level="3">Theft of Memory</text:h>
        <text:p text:style-name="P33"><text:span text:style-name="T6">Type: </text:span><text:span text:style-name="T14">Ritual</text:span><text:line-break/><text:span text:style-name="T3">Cost: </text:span><text:span text:style-name="T16">2</text:span>m</text:p>
        <text:p text:style-name="P5">The Sorcerer draws out a pure-cut emerald, placing it onto the forehead of their target. They</text:p>
        <text:p text:style-name="P33"><text:span text:style-name="T1">Focusing on a specific, known memory, the Sorcerer makes a (</text:span><text:span text:style-name="T2">Wits</text:span><text:span text:style-name="T1"> + Sorcery) roll vs the Target’s </text:span><text:span text:style-name="T98">Resolve over the course of 10 minutes</text:span><text:span text:style-name="T1">.</text:span></text:p>
        <text:p text:style-name="P33">If successful, they place a pure-cut emerald on the forehead of their target, and siphon the memory away into the gem. The target may no longer relive the memory. Anyone with the gem may spend 1m, clasp it to their forehead and relive it.</text:p>
        <text:p text:style-name="P33">The Sorcerer, casting this spell again, may pull the memory out of the emerald, where it will return back to its original owner.</text:p>
        <text:p text:style-name="P83">Sapphire</text:p>
        <text:h text:style-name="Heading_20_3" text:outline-level="3">Calling the Calibration Gate</text:h>
        <text:p text:style-name="P42">Type: <text:span text:style-name="T9">Ritual<text:line-break/></text:span>Cost: <text:span text:style-name="T16">2</text:span><text:span text:style-name="T9">m</text:span></text:p>
        <text:p text:style-name="P14">In the time of Glory, the thirteenth gate of Yu-Shan was thrown open during Calibration to allow mortals a day of festivity in the heavenly city—where gods and man would walk among each other in revelry. <text:s/>Now it remains dormant and silent, used only by those elite few who know how to call it.</text:p>
        <text:p text:style-name="P14">The Sorcerer weaves their essence into a small weave of rippling gold, placing it onto a solid surface. Then, they reach far into the surface and pull on the handle of the door. After a minute, chimes fill the air, and then after another, the Celestial gate appears, taking form in whatever solid surface it was woven into. </text:p>
        <text:p text:style-name="P14">The gate remains open for no more than ten minutes, through which any <text:span text:style-name="T124">and all</text:span> may enter into. <text:span text:style-name="T124">Those who enter find themselves at the impossibly grandiose steps of Yu-Shan, the heavenly city. There, the stoic and incorruptible Celestial Lions watch and guard the main gates as the pilgrims may choose any of the twelve gates back to Creation to depart through.</text:span></text:p>
        <text:p text:style-name="P15">The twelve gates of creation are arranged in two concentric rings: four on the cardinal directions of the Blessed Isle, <text:span text:style-name="T125">one of which is inside the Imperial City. The outer ring of eight gates form the</text:span> cardinal and ordinal directions in the Outer Provinces, <text:span text:style-name="T125">one of which is inside of the city of Nexus.</text:span></text:p>
        <text:p text:style-name="P70"><text:span text:style-name="T47">The gates are places of secrets, hidden from mortal eyes—</text:span><text:span text:style-name="T59">though the gate in the Imperial city is guarded by an elite sect of Dragonblooded.</text:span></text:p>
        <text:h text:style-name="P101" text:outline-level="3">Hidden Judges of the Secret Flame</text:h>
        <text:p text:style-name="P50"><text:span text:style-name="T115">Type: </text:span><text:span text:style-name="T30">Ritual<text:line-break/></text:span><text:span text:style-name="T115">Cost: </text:span><text:span text:style-name="T30">4m</text:span></text:p>
        <text:p text:style-name="P50"><text:span text:style-name="T30">Lighting seven candles, and speaking a recitation of appeals, the Sorcerer summons council of judgmen</text:span><text:span text:style-name="T44">t from those </text:span><text:span text:style-name="T45">forgotten</text:span><text:span text:style-name="T44"> Gods dedicated to the order of Law.</text:span></text:p>
        <text:p text:style-name="P51"><text:span text:style-name="T44">F</text:span><text:span text:style-name="T30">igures cloaked in black </text:span><text:span text:style-name="T46">will appear</text:span><text:span text:style-name="T30">, whose hooded figures reveal naught by a single blue flame, </text:span><text:span text:style-name="T46">and whose hands are of darkened bones.</text:span></text:p>
        <text:p text:style-name="P52"><text:span text:style-name="T46">The Sorcerer may solicit their services in one of two ways: The first is to request that these Hidden Judges</text:span><text:span text:style-name="T82"> </text:span><text:span text:style-name="T83">reign over any matters of law, </text:span><text:span text:style-name="T84">instead of another.</text:span></text:p>
        <text:p text:style-name="P54"><text:span text:style-name="T84">A</text:span><text:span text:style-name="T60">ccording to the Law of Power, the Hidden Judge will </text:span><text:span text:style-name="T101">force</text:span><text:span text:style-name="T60"> any with an (Essence) lower than the Sorcerer to recuse themselves, reflecting whatever horrors against the Law they have performed against them in a terrifying state of mental anguish should they refuse to vacate their seat. Against those with (Essence) equal to or greater, the Hidden Judge will only politely request compliance, accepting refusal if given.</text:span></text:p>
        <text:p text:style-name="P23">These servants of Order and Law are guaranteed to be impartial and incorruptible, accepting no manner of bribes, nor appeals to emotion, nor calls for mercy—not even from the Sorcerer themselves. Only arguments of logic, such as those of jurisdiction and contradictory laws, will sway their ears.</text:p>
        <text:p text:style-name="P53"><text:span text:style-name="T83">T</text:span><text:span text:style-name="T60">he punishments and laws applied will all be according to the laws of the land in which the judgment takes place. The Divine Law of the Unconquered Sun will reign supreme in all of Creation.</text:span></text:p>
        <text:p text:style-name="P53"><text:span text:style-name="T30">The second manner the Sorcerer can call forth from the Hidden Judges is that of application of the law. Should someone be found guilty of a crime—under a fair trail that does not contradict the Divine Law—the Hidden Judge w</text:span><text:span text:style-name="T60">ill pursue the criminal with endless, sleepless determination until the exact punishment has been delivered. Like the creeping specter of death, the Hidden Judges will not stop in their pursuit.</text:span></text:p>
        <text:h text:style-name="P98" text:outline-level="3">Impenetrable Veil of Night</text:h>
        <text:p text:style-name="P43"><text:span text:style-name="T59">Type: </text:span><text:span text:style-name="T66">Simple; Scene</text:span><text:span text:style-name="T65"><text:line-break/></text:span><text:span text:style-name="T59">Cost: </text:span><text:span text:style-name="T69">3</text:span><text:span text:style-name="T66">m</text:span></text:p>
        <text:p text:style-name="P45"><text:span text:style-name="T60">The Sorcerer takes an action form a twisting sphere of living shadows, and then hurls </text:span><text:span text:style-name="T68">it into the sky where it unfurls and envelops an area the size of a city inside its horrid tendrils.</text:span></text:p>
        <text:p text:style-name="P16">Inside this blanket of ebon darkness, no celestial body shines its light. Only the light and sounds emitted from inside can be perceived, and even that is consumed by the unnatural darkness, shining at half of its natural range and at an off-putting hue. <text:s/>Spoken words are muffled and altered, changed in tone and pitch and echoing in unsettling ways. <text:s/>Often, residents forced to endure this spell will see shadows moving of their own accord, as though something that should not and cannot be perceived is nearby.</text:p>
        <text:p text:style-name="P82"><text:span text:style-name="T68">All actions to perceive through sight and sound suffers -2 successes, even those with supernatural senses, and those </text:span><text:span text:style-name="T70">mortals </text:span><text:span text:style-name="T68">of weak minds will find themselves unable to do anything but hide from the inescapable darkness.</text:span></text:p>
        <text:h text:style-name="Heading_20_3" text:outline-level="3">Ivory Orchid Pavilion</text:h>
        <text:p text:style-name="P44"><text:span text:style-name="T59">Type: </text:span><text:span text:style-name="T71">Ritual</text:span><text:span text:style-name="T65"><text:line-break/></text:span><text:span text:style-name="T59">Cost:</text:span><text:span text:style-name="T65"> </text:span><text:span text:style-name="T72">3</text:span><text:span text:style-name="T66">m</text:span></text:p>
        <text:p text:style-name="P17"><text:span text:style-name="T128">After t</text:span>racing <text:span text:style-name="T128">an area</text:span> <text:span text:style-name="T127">with the heel of their foot, </text:span><text:span text:style-name="T128">the Sorcerer stands at the threshold of the area and politely knock</text:span><text:span text:style-name="T129">ing where a gate should be. <text:s/>Perhaps to the surprise of other, a Gate will appear and open in a slow </text:span><text:span text:style-name="T130">but smooth manner as a splendid mansion rises from the ground to fill the area.</text:span></text:p>
        <text:p text:style-name="P18">The mansion is filled with impossibly ornate furniture, soft silk curtains, and the finest of bedding available, along with a veritable feast of food and wine that never empties.</text:p>
        <text:p text:style-name="P19">All who enter and partake of the mansion’<text:span text:style-name="T132">s many offerings</text:span> will find their mood softened, <text:span text:style-name="T131">their </text:span><text:span text:style-name="T132">mind relaxed, and their lips loosened. <text:s/>All gain an Intimacy of blissful contentment to the mansion and the Sorcerer, and no acts of intentional violence (save that of drunken revelry) will occur.</text:span></text:p>
        <text:p text:style-name="P21">Before the day of revelry and peace is complete, a useful Secret <text:span text:style-name="T133">from</text:span> the guests will be revealed to the Sorcerer.</text:p>
        <text:p text:style-name="P22">After a full day, the mansion folds back into the ground, softly depositing its guests outside the circles. White orchids will grow in the sanctified ground for five years afterwards.</text:p>
        <text:h text:style-name="P102" text:outline-level="3"><text:soft-page-break/>Magma Kraken</text:h>
        <text:p text:style-name="P24"><text:span text:style-name="T125">Type:</text:span><text:span text:style-name="T17"> </text:span><text:span text:style-name="T18">Simple</text:span><text:span text:style-name="T17"><text:line-break/></text:span><text:span text:style-name="T125">Cost:</text:span><text:span text:style-name="T17"> </text:span><text:span text:style-name="T19">4</text:span><text:span text:style-name="T18">a</text:span></text:p>
        <text:p text:style-name="P26"><text:span text:style-name="T18">T</text:span><text:span text:style-name="T9">he Essence of fire erupts at three Zones the Sorcerer designates, </text:span><text:span text:style-name="T22">whose floors or walls must have a connection to the Ground. In those spots, a gout of fire explodes out, and then forms</text:span><text:span text:style-name="T9"> into groups of five writhing tentacles each of roiling lava. <text:s/></text:span></text:p>
        <text:p text:style-name="P25"><text:span text:style-name="T9">Each Group of flaming tentacles has the following values, based on the Sorcerer </text:span><text:span text:style-name="T20">summoning them</text:span><text:span text:style-name="T9">:<text:line-break/></text:span>Health:<text:span text:style-name="T9"> 35<text:line-break/></text:span>Accuracy: <text:span text:style-name="T9">(Wits + Occult) </text:span><text:span text:style-name="T21">+ 2</text:span><text:span text:style-name="T9"><text:line-break/></text:span>Damage:<text:span text:style-name="T9"> (Intelligence) + 3<text:line-break/></text:span>Evasion: <text:span text:style-name="T9">3<text:line-break/></text:span>Soak: <text:span text:style-name="T9">6</text:span></text:p>
        <text:p text:style-name="P27"><text:span text:style-name="T23">If there are not three Zones on the battlefield, or if the Sorcerer so desires, they may combine groups of tentacles. A Combined group gains </text:span><text:span text:style-name="T21"><text:s/>+5 health, +1 Damage, +1 Accuracy </text:span><text:span text:style-name="T23">for each group</text:span><text:span text:style-name="T21">.</text:span></text:p>
        <text:p text:style-name="P20">On their turn, each group will attempt to coil and crush their opponent, which is a Restrain and then Strike action. <text:s/>They choose a random enemy in their Zone. If there is no enemy in their zone, they will destroy and set fire to any scenery around them.</text:p>
        <text:p text:style-name="P20">The Sorcerer can use one of their actions to direct all three groups to attack specific people, or to cause one of the groups to move zones, where the tentacles retract into the hole they have formed into the ground, sealing it with cooling magma, tunneling through the ground and then reappearing in the new zone in a great explosion of fire.</text:p>
        <text:h text:style-name="P106" text:outline-level="3">Shadows of the Ancient Past</text:h>
        <text:p text:style-name="P47">Type: <text:span text:style-name="T9">Simple<text:line-break/></text:span>Cost: <text:span text:style-name="T25">4</text:span><text:span text:style-name="T9">m</text:span></text:p>
        <text:p text:style-name="P48"><text:span text:style-name="T9">The Echoes </text:span><text:span text:style-name="T24">of the past seep into the very bones of reality, which the Sorcerer may coax out </text:span><text:span text:style-name="T73">carefully.</text:span></text:p>
        <text:p text:style-name="P49"><text:span text:style-name="T60">Choose a specific time, such as “one hundred years ago” or “when this corpse died.” </text:span><text:span text:style-name="T74">Images of the event in question will gracefully materialize for all to see. </text:span><text:span text:style-name="T75">The Sorcerer may pause and accelerate the flow of time within the illusion. Reversing or reviewing a missed portion will require </text:span><text:span text:style-name="T76">an (Intelligence + Occult) roll to successfully perform.</text:span></text:p>
        <text:p text:style-name="P55"><text:span text:style-name="T76">W</text:span><text:span text:style-name="T60">hile accurate, there are limitations to the illusions. </text:span><text:span text:style-name="T77">Moments of intense Essence </text:span><text:span text:style-name="T79">in the past</text:span><text:span text:style-name="T77"> will </text:span><text:span text:style-name="T78">disrupt </text:span><text:span text:style-name="T79">the memory, leaving important gaps in the recollection. </text:span><text:span text:style-name="T80">The memory will also have difficulty showing details of magically cloaked, shadowed, or otherwise forgotten pieces of the scene. </text:span><text:span text:style-name="T81">The Memorys</text:span><text:span text:style-name="T80"> is particularly vulnerable to Sidereal’s Arcane Fate. <text:s/>Lastly,</text:span><text:span text:style-name="T79"> t</text:span><text:span text:style-name="T60">he further back in time the Sorcerer goes, the less substantial th</text:span><text:span text:style-name="T80">e illusions</text:span><text:span text:style-name="T60"> become, </text:span><text:span text:style-name="T77">with gaps forming in the displayed memory. Anything past 500 years is nearly unusable. </text:span></text:p>
        <text:p text:style-name="P84"><text:soft-page-break/>Adamant</text:p>
        <text:h text:style-name="Heading_20_3" text:outline-level="3">Abjuration of the Maidens</text:h>
        <text:p text:style-name="P56">Type: <text:span text:style-name="T9">Ritual<text:line-break/></text:span>Cost: <text:span text:style-name="T9">8m</text:span></text:p>
        <text:p text:style-name="P57"><text:span text:style-name="T9">For Five hours, the Sorcerer </text:span><text:span text:style-name="T60">creates</text:span><text:span text:style-name="T9"> intricate words of spun Essence, reflecting each of the 25 major constellations of the sky—Five for each Maiden of Fate. As the last minutes approach, the words </text:span><text:span text:style-name="T26">expand rapidly, forming a sphere around a space as large as a metropolitan city</text:span></text:p>
        <text:p text:style-name="P58"><text:span text:style-name="T9">As the </text:span><text:span text:style-name="T28">woven</text:span><text:span text:style-name="T9"> words match</text:span><text:span text:style-name="T27"> their associated constellation, drifting snow-like particles descend </text:span><text:span text:style-name="T28">from the heavens and the sky becomes altered: light bends at subtle new angles, and colors take on a shimmering hue as the free Essence of the world slows down and freezes </text:span><text:span text:style-name="T29">for five days.</text:span></text:p>
        <text:p text:style-name="P60"><text:span text:style-name="T29">A</text:span><text:span text:style-name="T9">t the end of the five days, the Sorcerer may extend this spell by spending the requires number of motes without a new ritual. They must be at the origin of the sphere at the precise moment it would dissipate to do so.</text:span></text:p>
        <text:p text:style-name="P59"><text:span text:style-name="T9">Those inside of this sphere—including the Sorcerer—will find they are unable to express</text:span><text:span text:style-name="T60"> motes or anima—</text:span><text:span text:style-name="T85">no Charms, Sorcery, nor anything else will have an effect inside this sphere. <text:s/>Even permanent Charms will be unable to gift their ability to their owners. Anything that crosses the barrier will be stripped of its power.</text:span></text:p>
        <text:p text:style-name="P60"><text:span text:style-name="T85">O</text:span><text:span text:style-name="T60">nly powerful Spirits—such as the Gods themselves, may overpower this spell, and then must make a roll with a difficulty of the Sorcerer’s (Essence) each time they attempt to take an action.</text:span></text:p>
        <text:p text:style-name="P60"><text:span text:style-name="T60">Creatures that rely on a constant flow of Essence, such as constructs, Spirits, Fae, or the undead, will not have their internal Essence drained and may operate normally for a time. However, they will not be able to replenish </text:span><text:span text:style-name="T86">while inside, and would eventually starve based on their internal needs.</text:span></text:p>
        <text:h text:style-name="P103" text:outline-level="3">Curse of Unyielding Mist</text:h>
        <text:p text:style-name="P87"><text:span text:style-name="T47">Type: </text:span><text:span text:style-name="T90">Ritual</text:span><text:span text:style-name="T60"><text:line-break/></text:span><text:span text:style-name="T47">Cost: </text:span><text:span text:style-name="T92">5</text:span><text:span text:style-name="T91">a</text:span></text:p>
        <text:p text:style-name="P92"><text:span text:style-name="T91">O</text:span><text:span text:style-name="T60">nce per Story, </text:span><text:span text:style-name="T93">the Sorcerer designates an area—no larger than a city—and moves to stand in the center. There, over the course of 10 minutes, they will chant the laws of reality, and slowly start to raise up into the sky, held aloft and surrounded by an ever-thickening fog.</text:span></text:p>
        <text:p text:style-name="P93"><text:span text:style-name="T60">As the Spell nears its completion, the Sorcerer snaps their eyes open, radiating in white glory, and speaks a new condition of reality that must be appeased, such as “The King must turn over power to me” or “All in this land must speak nothing but the truth for a month.” <text:s/>This condition is restricted in that it </text:span><text:span text:style-name="T101">must be possible</text:span><text:span text:style-name="T60">, and can only affect those with a </text:span><text:span text:style-name="T101">lower</text:span><text:span text:style-name="T96"> Essence than the Sorcerer.</text:span></text:p>
        <text:p text:style-name="P93"><text:span text:style-name="T96">Once the condition is spoken, the thick fog explodes immediately outward, bathing the entire land in a dark gray mist. All within it becomes cloaked in an eldritch grayness which is not affected by day or not. <text:s/>All people within the fog will find their mental faculties dampened, and their mood swallowed sour—a permanent -2 on all Social or mental actions while in the borders.</text:span></text:p>
        <text:p text:style-name="P93"><text:span text:style-name="T96">If the condition is not met within a month, all plant life will start to wither, and strange and bizzare fungi will grow in its place. This fungi will spread across all buildings within another month. The fungi cannot grow or exist past the border of the spell.</text:span></text:p>
        <text:p text:style-name="P93"><text:span text:style-name="T96">If a Season passes, no animal will be able to birth new life, and the fungi will start to latch onto the clothes of people, as well as any parts of their body that receive no blood flow, such as hair and fingernails. <text:s/>The Fungus will not spread to the living, but will consume anything organic.</text:span></text:p>
        <text:p text:style-name="P93"><text:span text:style-name="T96">There is no known method which to destroy t</text:span><text:span text:style-name="T97">his curse</text:span><text:span text:style-name="T96">, aside from appeasing the condition the Sorcerer set forth, or leaving the blighted land.</text:span></text:p>
        <text:h text:style-name="Heading_20_3" text:outline-level="3"><text:span text:style-name="T115">Death Ray</text:span></text:h>
        <text:p text:style-name="P86"><text:span text:style-name="T47">Type: </text:span><text:span text:style-name="T60">Simple<text:line-break/></text:span><text:span text:style-name="T47">Cost: </text:span><text:span text:style-name="T60">5a </text:span><text:span text:style-name="T87">(+</text:span><text:span text:style-name="T88">2</text:span><text:span text:style-name="T87">a)</text:span></text:p>
        <text:p text:style-name="P86"><text:span text:style-name="T60">The Sorcerer pulls all the ambient destructive energy into a singular point, </text:span><text:span text:style-name="T87">then with a quick twitch of their fingers, releases it into a singular, continuous stream </text:span><text:span text:style-name="T88">of</text:span><text:span text:style-name="T87"> Essence that sears and incinerates any objects and people that stand in its path.</text:span></text:p>
        <text:p text:style-name="P89"><text:span text:style-name="T60">The beam, centered on the Sorcerer, is a line that extends out to the edge of the battlefield across any and all Zones necessary to do so, or to the edge of the Scene. Each Zone the beam crosses through is considered hazardous terrain to foes of the Sorcerer, making a successful (Dexterity + Athletics) vs (Essence) roll to avoid the beam. </text:span></text:p>
        <text:p text:style-name="P89"><text:span text:style-name="T60">On their turn, the Sorcerer </text:span><text:span text:style-name="T88">must spend (2a) to maintain this spell. If so, they </text:span><text:span text:style-name="T60">can change the angle and direction of the beam, specifically targeting a person or object, </text:span><text:span text:style-name="T88">rolling (Intelligence + Occult) against the target’s Evasion to hit.</text:span></text:p>
        <text:p text:style-name="P88"><text:span text:style-name="T60">If the beam comes in contact with a person, they suffer </text:span><text:span text:style-name="T88">(Essence)x10 damage immediately. <text:s/>Objects are immediately melted, unless they are made of the strongest magical materials.</text:span></text:p>
        <text:p text:style-name="P90"><text:span text:style-name="T60">The beam of destruction is formed from the ambient destructive energy, and so will have different effects based on what dominant energies are around:</text:span></text:p>
        <text:list xml:id="list3918016570" text:style-name="Exalt_20_Dot">
          <text:list-item>
            <text:p text:style-name="P91"><text:span text:style-name="T47">Creation/Yu-Shan</text:span><text:span text:style-name="T60">: the beam is formed of the Sun’s essence, a brilliant gold and red, dealing an immediate (7) damage to all Creatures of Darkness in the same Zones that it passes through.</text:span></text:p>
          </text:list-item>
          <text:list-item>
            <text:p text:style-name="P91"><text:span text:style-name="T47">Underworld/Shadowlands</text:span><text:span text:style-name="T60">: The beam is filled with necrotic energy, a sickening pustule of decomposition. It leaves behind a film of decay in the Zones it passes through, leaving an Environmental Damage of (5) that affects the living.</text:span></text:p>
          </text:list-item>
          <text:list-item>
            <text:p text:style-name="P91"><text:span text:style-name="T47">Malfeas</text:span><text:span text:style-name="T60">: The burning green sun torches and blinds all who dare look upon its power.</text:span></text:p>
          </text:list-item>
          <text:list-item>
            <text:p text:style-name="P91"><text:soft-page-break/><text:span text:style-name="T47">Wyld: </text:span><text:span text:style-name="T60">Leaves behind a chaotic mutation on anything or anyone the beam touches, </text:span><text:span text:style-name="T89">which will fade after a Day.</text:span></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1"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1</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6T07:23:31.764000000</meta:creation-date>
    <dc:date>2021-10-14T09:38:57.670000000</dc:date>
    <meta:editing-duration>P1DT7H18M49S</meta:editing-duration>
    <meta:editing-cycles>127</meta:editing-cycles>
    <meta:generator>LibreOffice/7.2.1.2$Windows_X86_64 LibreOffice_project/87b77fad49947c1441b67c559c339af8f3517e22</meta:generator>
    <dc:creator>Samuel Smith</dc:creator>
    <meta:document-statistic meta:table-count="2" meta:image-count="0" meta:object-count="0" meta:page-count="7" meta:paragraph-count="149" meta:word-count="4388" meta:character-count="25138" meta:non-whitespace-character-count="20898"/>
  </office:meta>
</office:document-meta>
</file>